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5cm" svg:height="0.669cm" svg:x="1.254cm" svg:y="1.381cm">
          <text:p text:style-name="P1"><text:span text:style-name="T1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135cm" svg:height="0.669cm" svg:x="6.533cm" svg:y="1.404cm">
          <text:p text:style-name="P1"><text:span text:style-name="T1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5.135cm" svg:height="0.665cm" svg:x="6.533cm" svg:y="2.284cm">
          <text:p text:style-name="P1"><text:span text:style-name="T1">get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5.135cm" svg:height="0.671cm" svg:x="6.533cm" svg:y="3.16cm">
          <text:p text:style-name="P1"><text:span text:style-name="T1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804cm" svg:y1="1.715cm" svg:x2="6.533cm" svg:y2="1.738cm" draw:start-shape="id1" draw:start-glue-point="1" draw:end-shape="id2" draw:end-glue-point="3" svg:d="M5804 1715l729 23" svg:viewBox="0 0 730 24">
          <text:p/>
        </draw:connector>
        <draw:connector draw:style-name="gr2" draw:text-style-name="P3" draw:layer="layout" draw:type="line" svg:x1="5.804cm" svg:y1="1.715cm" svg:x2="6.533cm" svg:y2="2.616cm" draw:start-shape="id1" draw:start-glue-point="1" draw:end-shape="id3" draw:end-glue-point="3" svg:d="M5804 1715l729 901" svg:viewBox="0 0 730 902">
          <text:p/>
        </draw:connector>
        <draw:connector draw:style-name="gr2" draw:text-style-name="P3" draw:layer="layout" draw:type="line" svg:x1="5.804cm" svg:y1="1.715cm" svg:x2="6.533cm" svg:y2="3.495cm" draw:start-shape="id1" draw:start-glue-point="1" draw:end-shape="id4" draw:end-glue-point="3" svg:d="M5804 1715l729 1780" svg:viewBox="0 0 730 1781">
          <text:p/>
        </draw:connector>
        <draw:custom-shape draw:style-name="gr1" draw:text-style-name="P2" xml:id="id5" draw:id="id5" draw:layer="layout" svg:width="5.135cm" svg:height="0.671cm" svg:x="12.333cm" svg:y="4.16cm">
          <text:p text:style-name="P1"><text:span text:style-name="T1">checkadd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668cm" svg:y1="3.495cm" svg:x2="12.333cm" svg:y2="4.495cm" draw:start-shape="id4" draw:start-glue-point="1" draw:end-shape="id5" draw:end-glue-point="3" svg:d="M11668 3495l665 1000" svg:viewBox="0 0 666 1001">
          <text:p/>
        </draw:connector>
        <draw:custom-shape draw:style-name="gr1" draw:text-style-name="P2" draw:layer="layout" svg:width="4.55cm" svg:height="0.669cm" svg:x="1.254cm" svg:y="4.081cm">
          <text:p text:style-name="P1"><text:span text:style-name="T1">telldefa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981cm">
          <text:p text:style-name="P1"><text:span text:style-name="T1">freemem_atmosp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5.881cm">
          <text:p text:style-name="P1"><text:span text:style-name="T1">atm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5.135cm" svg:height="0.669cm" svg:x="12.333cm" svg:y="1.404cm">
          <text:p text:style-name="P1"><text:span text:style-name="T1">store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668cm" svg:y1="1.738cm" svg:x2="12.333cm" svg:y2="1.738cm" draw:start-shape="id2" draw:start-glue-point="1" draw:end-shape="id6" draw:end-glue-point="3" svg:d="M11668 1738h665" svg:viewBox="0 0 666 1">
          <text:p/>
        </draw:connector>
        <draw:custom-shape draw:style-name="gr1" draw:text-style-name="P2" xml:id="id7" draw:id="id7" draw:layer="layout" svg:width="5.135cm" svg:height="0.671cm" svg:x="12.303cm" svg:y="3.186cm">
          <text:p text:style-name="P1"><text:span text:style-name="T1">checkpos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668cm" svg:y1="3.495cm" svg:x2="12.303cm" svg:y2="3.521cm" draw:start-shape="id4" draw:start-glue-point="1" draw:end-shape="id7" draw:end-glue-point="3" svg:d="M11668 3495l635 26" svg:viewBox="0 0 636 27">
          <text:p/>
        </draw:connector>
        <draw:custom-shape draw:style-name="gr1" draw:text-style-name="P2" xml:id="id8" draw:id="id8" draw:layer="layout" svg:width="4.55cm" svg:height="0.669cm" svg:x="1.254cm" svg:y="6.781cm">
          <text:p text:style-name="P1"><text:span text:style-name="T1">reload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5.135cm" svg:height="0.671cm" svg:x="6.533cm" svg:y="6.76cm">
          <text:p text:style-name="P1"><text:span text:style-name="T1">checkadd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7.115cm" svg:x2="6.533cm" svg:y2="7.095cm" draw:start-shape="id8" draw:start-glue-point="1" draw:end-shape="id9" draw:end-glue-point="3" svg:d="M5804 7115l729-20" svg:viewBox="0 0 730 21">
          <text:p/>
        </draw:connector>
        <draw:custom-shape draw:style-name="gr1" draw:text-style-name="P2" xml:id="id10" draw:id="id10" draw:layer="layout" svg:width="5.135cm" svg:height="0.671cm" svg:x="6.533cm" svg:y="7.66cm">
          <text:p text:style-name="P1"><text:span text:style-name="T1">rad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7.115cm" svg:x2="6.533cm" svg:y2="7.995cm" draw:start-shape="id8" draw:start-glue-point="1" draw:end-shape="id10" draw:end-glue-point="3" svg:d="M5804 7115l729 880" svg:viewBox="0 0 730 8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4:17:13.918259683</dc:date>
    <meta:editing-duration>P0D</meta:editing-duration>
    <meta:editing-cycles>2</meta:editing-cycles>
    <meta:generator>LibreOffice/4.2.8.2$Linux_X86_64 LibreOffice_project/420m0$Build-2</meta:generator>
    <meta:document-statistic meta:object-count="21"/>
  </office:meta>
</office:document-meta>
</file>